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bold" style:font-weight-asian="bold" style:font-weight-complex="bold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Версии платформы</text:h>
      <text:h text:style-name="P13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7"><text:span text:style-name="T1">Изменение объектов, возвращаемых сервисом конфигурации, больше не влияет на конфигурацию системы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4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7"><text:span text:style-name="T1">Фильтр по дате не возвращает результатов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3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3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<text:soft-page-break/>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3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3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ext:soft-page-break/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3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3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ext:soft-page-break/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3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4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4" text:outline-level="2">0.5.0<text:tab/>20.11.2013</text:h>
      <text:p text:style-name="P4">Основной функционал системы.</text:p>
      <text:p text:style-name="P4"><text:soft-page-break/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09T17:47:30.33</dc:date>
    <meta:editing-duration>PT6H47M11S</meta:editing-duration>
    <meta:editing-cycles>11</meta:editing-cycles>
    <meta:generator>OpenOffice.org/3.3$Win32 OpenOffice.org_project/330m20$Build-9567</meta:generator>
    <meta:document-statistic meta:table-count="9" meta:image-count="0" meta:object-count="0" meta:page-count="5" meta:paragraph-count="263" meta:word-count="993" meta:character-count="7676"/>
  </office:meta>
</office:document-meta>
</file>